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fb5" officeooo:paragraph-rsid="0002dfb5"/>
    </style:style>
    <style:style style:name="P2" style:family="paragraph" style:parent-style-name="Standard">
      <style:text-properties fo:font-weight="bold" officeooo:rsid="0002dfb5" officeooo:paragraph-rsid="0002dfb5" style:font-weight-asian="bold" style:font-weight-complex="bold"/>
    </style:style>
    <style:style style:name="P3" style:family="paragraph" style:parent-style-name="Preformatted_20_Text">
      <style:text-properties officeooo:rsid="0002dfb5" officeooo:paragraph-rsid="0002dfb5"/>
    </style:style>
    <style:style style:name="P4" style:family="paragraph" style:parent-style-name="Preformatted_20_Text">
      <style:text-properties fo:font-weight="bold" officeooo:rsid="0002dfb5" officeooo:paragraph-rsid="0002dfb5" style:font-weight-asian="bold" style:font-weight-complex="bold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02dfb5" officeooo:paragraph-rsid="0002dfb5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weight="bold" officeooo:rsid="0002dfb5" officeooo:paragraph-rsid="0002dfb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LIS</text:p>
      <text:p text:style-name="Preformatted_20_Text"/>
      <text:p text:style-name="Preformatted_20_Text">int lis(vector&lt;int&gt; &amp;arr){</text:p>
      <text:p text:style-name="Preformatted_20_Text"><text:s text:c="2"/>int n = arr.size();</text:p>
      <text:p text:style-name="Preformatted_20_Text"><text:s text:c="2"/>vector&lt;int&gt; lis;</text:p>
      <text:p text:style-name="Preformatted_20_Text"><text:s text:c="2"/>for(int i = 0; i &lt; n; i++){</text:p>
      <text:p text:style-name="Preformatted_20_Text"><text:s text:c="4"/>int l = 0, r = (int)lis.size() - 1;</text:p>
      <text:p text:style-name="Preformatted_20_Text"><text:s text:c="4"/>int ansj = -1;</text:p>
      <text:p text:style-name="Preformatted_20_Text"><text:s text:c="4"/>while(l &lt;= r){</text:p>
      <text:p text:style-name="Preformatted_20_Text"><text:s text:c="6"/>int mid = (l+r)/2;</text:p>
      <text:p text:style-name="Preformatted_20_Text"><text:s text:c="6"/>// OBS: PARA &gt;= TROCAR SINAL EMBAIXO POR &lt;=</text:p>
      <text:p text:style-name="Preformatted_20_Text"><text:s text:c="6"/>if(arr[i] &lt; lis[mid]){</text:p>
      <text:p text:style-name="Preformatted_20_Text"><text:s text:c="8"/>r = mid - 1;</text:p>
      <text:p text:style-name="Preformatted_20_Text"><text:s text:c="8"/>ansj = mid;</text:p>
      <text:p text:style-name="Preformatted_20_Text"><text:s text:c="6"/>}</text:p>
      <text:p text:style-name="Preformatted_20_Text"><text:s text:c="6"/>else l = mid + 1;</text:p>
      <text:p text:style-name="Preformatted_20_Text"><text:s text:c="4"/>}</text:p>
      <text:p text:style-name="Preformatted_20_Text"><text:s text:c="4"/>if(ansj == -1){</text:p>
      <text:p text:style-name="Preformatted_20_Text"><text:s text:c="6"/>// se arr[i] e maior que todos</text:p>
      <text:p text:style-name="Preformatted_20_Text"><text:s text:c="6"/>lis.push_back(arr[i]);</text:p>
      <text:p text:style-name="Preformatted_20_Text"><text:s text:c="4"/>}</text:p>
      <text:p text:style-name="Preformatted_20_Text"><text:s text:c="4"/>else {</text:p>
      <text:p text:style-name="Preformatted_20_Text"><text:s text:c="6"/>lis[ansj] = arr[i];</text:p>
      <text:p text:style-name="Preformatted_20_Text"><text:s text:c="4"/>}</text:p>
      <text:p text:style-name="Preformatted_20_Text"><text:s text:c="2"/>}</text:p>
      <text:p text:style-name="Preformatted_20_Text"/>
      <text:p text:style-name="Preformatted_20_Text"><text:s text:c="2"/>return lis.size();</text:p>
      <text:p text:style-name="Preformatted_20_Text">}</text:p>
      <text:p text:style-name="P5"/>
      <text:p text:style-name="P2">SUBSET SUM COM BITSET</text:p>
      <text:p text:style-name="P1"/>
      <text:p text:style-name="P3">bitset&lt;312345&gt; bit;</text:p>
      <text:p text:style-name="Preformatted_20_Text">int arr[112345];</text:p>
      <text:p text:style-name="Preformatted_20_Text">void subsetSum(int n) {</text:p>
      <text:p text:style-name="Preformatted_20_Text"><text:s text:c="8"/>bit.reset();</text:p>
      <text:p text:style-name="Preformatted_20_Text"><text:s text:c="8"/>bit.set(0);</text:p>
      <text:p text:style-name="Preformatted_20_Text"><text:s text:c="8"/>for(int i = 0; i &lt; n; i++) {</text:p>
      <text:p text:style-name="Preformatted_20_Text"><text:s text:c="16"/>bit |= (bit &lt;&lt; arr[i]);</text:p>
      <text:p text:style-name="Preformatted_20_Text"><text:s text:c="8"/>}</text:p>
      <text:p text:style-name="P5">}</text:p>
      <text:p text:style-name="P2">LONGEST COMMON SUBSEQUENCE</text:p>
      <text:p text:style-name="P1"/>
      <text:p text:style-name="P3">void lcs(char *X, char *Y, int m, int n){</text:p>
      <text:p text:style-name="Preformatted_20_Text"><text:s text:c="3"/>int L[m+1][n+1]; </text:p>
      <text:p text:style-name="Preformatted_20_Text"><text:s text:c="3"/>/* Following steps build L[m+1][n+1] in bottom up fashion. Note that L[i][j] contains length of LCS of X[0..i-1] and Y[0..j-1] */</text:p>
      <text:p text:style-name="Preformatted_20_Text"><text:s text:c="3"/>for (int i=0; i&lt;=m; i++){</text:p>
      <text:p text:style-name="Preformatted_20_Text"><text:s text:c="5"/>for (int j=0; j&lt;=n; j++){</text:p>
      <text:p text:style-name="Preformatted_20_Text"><text:s text:c="7"/>if (i == 0 || j == 0)</text:p>
      <text:p text:style-name="Preformatted_20_Text"><text:s text:c="9"/>L[i][j] = 0;</text:p>
      <text:p text:style-name="Preformatted_20_Text"><text:s text:c="7"/>else if (X[i-1] == Y[j-1])</text:p>
      <text:p text:style-name="Preformatted_20_Text"><text:s text:c="9"/>L[i][j] = L[i-1][j-1] + 1;</text:p>
      <text:p text:style-name="Preformatted_20_Text"><text:s text:c="7"/>else</text:p>
      <text:p text:style-name="Preformatted_20_Text"><text:s text:c="9"/>L[i][j]=max(L[i-1][j],L[i][j-1]);</text:p>
      <text:p text:style-name="Preformatted_20_Text"><text:s text:c="5"/>}</text:p>
      <text:p text:style-name="Preformatted_20_Text"><text:s text:c="3"/>}</text:p>
      <text:p text:style-name="Preformatted_20_Text"><text:s text:c="3"/>// Following code is used to print LCS</text:p>
      <text:p text:style-name="Preformatted_20_Text"><text:s text:c="3"/>int index = L[m][n];// L[m][n] contem o numero de caracteres</text:p>
      <text:p text:style-name="Preformatted_20_Text"/>
      <text:p text:style-name="Preformatted_20_Text">//Create char array to save the lcs string</text:p>
      <text:p text:style-name="Preformatted_20_Text"><text:soft-page-break/><text:s text:c="3"/>char lcs[index+1];</text:p>
      <text:p text:style-name="Preformatted_20_Text"><text:s text:c="3"/>lcs[index] = '\0'; // Set the terminating character </text:p>
      <text:p text:style-name="Preformatted_20_Text"><text:s text:c="3"/>// Start from the right-most-bottom-most corner and</text:p>
      <text:p text:style-name="Preformatted_20_Text"><text:s text:c="3"/>// one by one store characters in lcs[]</text:p>
      <text:p text:style-name="Preformatted_20_Text"><text:s text:c="3"/>int i = m, j = n;</text:p>
      <text:p text:style-name="Preformatted_20_Text"><text:s text:c="3"/>while (i &gt; 0 &amp;&amp; j &gt; 0) {</text:p>
      <text:p text:style-name="Preformatted_20_Text"><text:s text:c="6"/>// If current character in X[] and Y are same, then</text:p>
      <text:p text:style-name="Preformatted_20_Text"><text:s text:c="6"/>// current character is part of LCS</text:p>
      <text:p text:style-name="Preformatted_20_Text"><text:s text:c="6"/>if (X[i-1] == Y[j-1]){</text:p>
      <text:p text:style-name="Preformatted_20_Text"><text:s text:c="10"/>lcs[index-1] = X[i-1]; // Put current character in result</text:p>
      <text:p text:style-name="Preformatted_20_Text"><text:s text:c="10"/>i--; j--; index--; <text:s text:c="4"/>// reduce values of i, j and index</text:p>
      <text:p text:style-name="Preformatted_20_Text"><text:s text:c="6"/>} </text:p>
      <text:p text:style-name="Preformatted_20_Text">// If not same then find the larger of two and go in the direction of larger value</text:p>
      <text:p text:style-name="Preformatted_20_Text"><text:s text:c="6"/>else if (L[i-1][j] &gt; L[i][j-1])</text:p>
      <text:p text:style-name="Preformatted_20_Text"><text:s text:c="9"/>i--;</text:p>
      <text:p text:style-name="Preformatted_20_Text"><text:s text:c="6"/>else</text:p>
      <text:p text:style-name="Preformatted_20_Text"><text:s text:c="9"/>j--;</text:p>
      <text:p text:style-name="Preformatted_20_Text"><text:s text:c="3"/>} </text:p>
      <text:p text:style-name="Preformatted_20_Text"><text:s text:c="3"/>// Print the lcs</text:p>
      <text:p text:style-name="Preformatted_20_Text"><text:s/>cout&lt;&lt;"LCSof"&lt;&lt;X&lt;&lt;"and"&lt;&lt;Y&lt;&lt;" is " &lt;&lt;lcs;</text:p>
      <text:p text:style-name="Preformatted_20_Text">}</text:p>
      <text:p text:style-name="Preformatted_20_Text">int main()</text:p>
      <text:p text:style-name="Preformatted_20_Text">{</text:p>
      <text:p text:style-name="Preformatted_20_Text"><text:s text:c="2"/>char X[] = "AGGTAB";</text:p>
      <text:p text:style-name="Preformatted_20_Text"><text:s text:c="2"/>char Y[] = "GXTXAYB";</text:p>
      <text:p text:style-name="Preformatted_20_Text"/>
      <text:p text:style-name="Preformatted_20_Text"><text:s text:c="2"/>int m = strlen(X);</text:p>
      <text:p text:style-name="Preformatted_20_Text"><text:s text:c="2"/>int n = strlen(Y);</text:p>
      <text:p text:style-name="Preformatted_20_Text"><text:s text:c="2"/>lcs(X, Y, m, n);</text:p>
      <text:p text:style-name="Preformatted_20_Text"><text:s text:c="2"/>return 0;</text:p>
      <text:p text:style-name="Preformatted_20_Text"/>
      <text:p text:style-name="Preformatted_20_Text">}</text:p>
      <text:p text:style-name="Preformatted_20_Text"/>
      <text:p text:style-name="P4">LONGEST COMMON SUBSTRING</text:p>
      <text:p text:style-name="P3"/>
      <text:p text:style-name="P3">The longest common suffix has following optimal substructure property</text:p>
      <text:p text:style-name="Preformatted_20_Text"><text:s text:c="3"/>LCSuff(X, Y, m, n) = LCSuff(X, Y, m-1, n-1) + 1 if X[m-1] = Y[n-1]</text:p>
      <text:p text:style-name="Preformatted_20_Text"><text:s text:c="24"/>0 <text:s/>Otherwise (if X[m-1] != Y[n-1])</text:p>
      <text:p text:style-name="Preformatted_20_Text"/>
      <text:p text:style-name="Preformatted_20_Text">The maximum length Longest Common Suffix is the longest common substring.</text:p>
      <text:p text:style-name="Preformatted_20_Text"><text:s text:c="3"/>LCSubStr(X, Y, m, n) <text:s/>= Max(LCSuff(X, Y, i, j)) where 1 &lt;= i &lt;= m</text:p>
      <text:p text:style-name="P5"><text:s text:c="53"/>and 1 &lt;= j &lt;= n</text:p>
      <text:p text:style-name="P4">BELLMAN FORD</text:p>
      <text:p text:style-name="P3"/>
      <text:p text:style-name="P3">void BellmanFord(vector&lt;edge&gt; edges,int src, int V, int E) <text:s/>{</text:p>
      <text:p text:style-name="Preformatted_20_Text"><text:s text:c="2"/>// V = qtd of vertices, E = qtd de arestas</text:p>
      <text:p text:style-name="Preformatted_20_Text"><text:s text:c="2"/>int dist[V];</text:p>
      <text:p text:style-name="Preformatted_20_Text"/>
      <text:p text:style-name="Preformatted_20_Text"><text:s text:c="2"/>// Step 1: Initialize distances from src to all other vertices</text:p>
      <text:p text:style-name="Preformatted_20_Text"><text:s text:c="2"/>// as INFINITE</text:p>
      <text:p text:style-name="Preformatted_20_Text"><text:s text:c="2"/>for (int i = 0; i &lt; V; i++)</text:p>
      <text:p text:style-name="Preformatted_20_Text"><text:s text:c="4"/>dist[i] = INF;</text:p>
      <text:p text:style-name="Preformatted_20_Text"><text:s text:c="2"/>dist[src] = 0;</text:p>
      <text:p text:style-name="Preformatted_20_Text"><text:s text:c="2"/>// Step 2: Relax all edges |V| - 1 times. A simple shortest path from src to any other vertex can have at-most |V| - 1 edges</text:p>
      <text:p text:style-name="Preformatted_20_Text"><text:s text:c="2"/>for (int i = 1; i &lt;= V-1; i++) {</text:p>
      <text:p text:style-name="Preformatted_20_Text"><text:s text:c="4"/>for (int j = 0; j &lt; E; j++) {</text:p>
      <text:p text:style-name="Preformatted_20_Text"><text:s text:c="6"/>int u = edges[j].src;</text:p>
      <text:p text:style-name="Preformatted_20_Text"><text:s text:c="6"/>int v = edges[j].dest;</text:p>
      <text:p text:style-name="Preformatted_20_Text"><text:s text:c="6"/>int weight = edges[j].weight;</text:p>
      <text:p text:style-name="Preformatted_20_Text"><text:s text:c="6"/>if (dist[u] != INF &amp;&amp; dist[u] + weight &lt; dist[v])</text:p>
      <text:p text:style-name="Preformatted_20_Text"><text:soft-page-break/><text:s text:c="8"/>dist[v] = dist[u] + weight;</text:p>
      <text:p text:style-name="Preformatted_20_Text"><text:s text:c="4"/>}</text:p>
      <text:p text:style-name="Preformatted_20_Text"><text:s text:c="2"/>}</text:p>
      <text:p text:style-name="Preformatted_20_Text"><text:s text:c="2"/>// Step 3: check for NEGATIVE-WEIGHT CYCLES. <text:s/>The above step guarantees shortest distances if graph doesn't contain negative weight cycle. <text:s/>If we get a shorter path, then there is a cycle.</text:p>
      <text:p text:style-name="Preformatted_20_Text"><text:s text:c="2"/>for (int i = 0; i &lt; E; i++) {</text:p>
      <text:p text:style-name="Preformatted_20_Text"><text:s text:c="4"/>int u = edges[i].src;</text:p>
      <text:p text:style-name="Preformatted_20_Text"><text:s text:c="4"/>int v = edges[i].dest;</text:p>
      <text:p text:style-name="Preformatted_20_Text"><text:s text:c="4"/>int weight = edges[i].weight;</text:p>
      <text:p text:style-name="Preformatted_20_Text"><text:s text:c="4"/>if (dist[u] != INF &amp;&amp; dist[u] + weight &lt; dist[v])</text:p>
      <text:p text:style-name="Preformatted_20_Text"><text:s text:c="6"/>printf("Graph contains negative weight cycle");</text:p>
      <text:p text:style-name="Preformatted_20_Text"><text:s text:c="2"/>}</text:p>
      <text:p text:style-name="Preformatted_20_Text"><text:s text:c="2"/>printArr(dist, V);</text:p>
      <text:p text:style-name="P5">}</text:p>
      <text:p text:style-name="P4">DIJKSTRA</text:p>
      <text:p text:style-name="P3"/>
      <text:p text:style-name="P3">int Dijkstra(int src, int dest, int n) {</text:p>
      <text:p text:style-name="Preformatted_20_Text"/>
      <text:p text:style-name="Preformatted_20_Text"><text:s text:c="2"/>priority_queue&lt;ii,vector &lt;ii&gt;,greater&lt;ii&gt;&gt; pq; </text:p>
      <text:p text:style-name="Preformatted_20_Text"><text:s text:c="2"/>vector&lt;int&gt; dist(n+1, INF); </text:p>
      <text:p text:style-name="Preformatted_20_Text"><text:s text:c="2"/>// vector&lt;vector&lt;int&gt; &gt; parent(n+1);</text:p>
      <text:p text:style-name="Preformatted_20_Text"><text:s text:c="2"/>// for(int i = 0; i &lt;= n; i++) </text:p>
      <text:p text:style-name="Preformatted_20_Text"><text:s text:c="2"/>// <text:s text:c="2"/>parent[i].pb(i);</text:p>
      <text:p text:style-name="Preformatted_20_Text"><text:s text:c="2"/>pq.push(make_pair(0, src));</text:p>
      <text:p text:style-name="Preformatted_20_Text"><text:s text:c="2"/>dist[src] = 0;</text:p>
      <text:p text:style-name="Preformatted_20_Text"/>
      <text:p text:style-name="Preformatted_20_Text"><text:s text:c="2"/>while (!pq.empty()) {</text:p>
      <text:p text:style-name="Preformatted_20_Text"><text:s text:c="4"/>int u = pq.top().ss;</text:p>
      <text:p text:style-name="Preformatted_20_Text"><text:s text:c="4"/>pq.pop();</text:p>
      <text:p text:style-name="Preformatted_20_Text"><text:s/></text:p>
      <text:p text:style-name="Preformatted_20_Text"><text:s text:c="4"/>for (ii x: adj[u]) {</text:p>
      <text:p text:style-name="Preformatted_20_Text"><text:s text:c="6"/>int v = x.ff;</text:p>
      <text:p text:style-name="Preformatted_20_Text"><text:s text:c="6"/>int w = x.ss;</text:p>
      <text:p text:style-name="Preformatted_20_Text"><text:s/></text:p>
      <text:p text:style-name="Preformatted_20_Text"><text:s text:c="6"/>if (dist[u] + w &lt; dist[v]) {</text:p>
      <text:p text:style-name="Preformatted_20_Text"><text:s text:c="8"/>// parent[v].clear();</text:p>
      <text:p text:style-name="Preformatted_20_Text"><text:s text:c="8"/>// parent[v].pb(u);</text:p>
      <text:p text:style-name="Preformatted_20_Text"><text:s text:c="8"/>dist[v] = dist[u] + w;</text:p>
      <text:p text:style-name="Preformatted_20_Text"><text:s text:c="8"/>pq.push(ii(dist[v], v));</text:p>
      <text:p text:style-name="Preformatted_20_Text"><text:s text:c="6"/>} </text:p>
      <text:p text:style-name="Preformatted_20_Text"><text:s text:c="6"/>// else if(dist[u] + w == dist[v]) {</text:p>
      <text:p text:style-name="Preformatted_20_Text"><text:s text:c="6"/>// <text:s text:c="2"/>parent[v].pb(u);</text:p>
      <text:p text:style-name="Preformatted_20_Text"><text:s text:c="6"/>// }</text:p>
      <text:p text:style-name="Preformatted_20_Text"><text:s text:c="4"/>}</text:p>
      <text:p text:style-name="Preformatted_20_Text"><text:s text:c="2"/>} </text:p>
      <text:p text:style-name="Preformatted_20_Text"><text:s text:c="2"/></text:p>
      <text:p text:style-name="Preformatted_20_Text"><text:s text:c="2"/>return dist[dest];</text:p>
      <text:p text:style-name="P5">}</text:p>
      <text:p text:style-name="P3"/>
      <text:p text:style-name="P7">KRUSKAL</text:p>
      <text:p text:style-name="P6">struct edge {</text:p>
      <text:p text:style-name="Preformatted_20_Text"><text:s text:c="8"/>int u, v, w;</text:p>
      <text:p text:style-name="Preformatted_20_Text"><text:s text:c="8"/>edge() {}</text:p>
      <text:p text:style-name="Preformatted_20_Text"><text:s text:c="8"/>edge(int u, int v, int w) : u(u), v(v), w(w) {}</text:p>
      <text:p text:style-name="Preformatted_20_Text"/>
      <text:p text:style-name="Preformatted_20_Text"><text:s text:c="2"/>bool operator&lt;(const edge &amp;a) {</text:p>
      <text:p text:style-name="Preformatted_20_Text"><text:s text:c="4"/>return w &lt; a.w;</text:p>
      <text:p text:style-name="Preformatted_20_Text"><text:s text:c="2"/>}</text:p>
      <text:p text:style-name="Preformatted_20_Text"><text:soft-page-break/>}</text:p>
      <text:p text:style-name="Preformatted_20_Text"/>
      <text:p text:style-name="Preformatted_20_Text">vector&lt;edge&gt; edges((int)2e6);</text:p>
      <text:p text:style-name="Preformatted_20_Text">vector&lt;int&gt; root((int)2e6), sz((int)2e6);</text:p>
      <text:p text:style-name="Preformatted_20_Text"/>
      <text:p text:style-name="Preformatted_20_Text">void init(int n) {</text:p>
      <text:p text:style-name="Preformatted_20_Text"/>
      <text:p text:style-name="Preformatted_20_Text"><text:s text:c="2"/>iota(root.begin(), root.begin() + n + 1, 0);</text:p>
      <text:p text:style-name="Preformatted_20_Text"><text:s text:c="2"/>fill(sz.begin(), sz.begin()+ n + 1, 1);</text:p>
      <text:p text:style-name="Preformatted_20_Text"/>
      <text:p text:style-name="Preformatted_20_Text">}</text:p>
      <text:p text:style-name="Preformatted_20_Text"/>
      <text:p text:style-name="Preformatted_20_Text">int Find(int x) {</text:p>
      <text:p text:style-name="Preformatted_20_Text"><text:s text:c="2"/>if(root[x] == x)</text:p>
      <text:p text:style-name="Preformatted_20_Text"><text:s text:c="4"/>return x;</text:p>
      <text:p text:style-name="Preformatted_20_Text"><text:s text:c="2"/>return root[x] = Find(root[x]);</text:p>
      <text:p text:style-name="Preformatted_20_Text">}</text:p>
      <text:p text:style-name="Preformatted_20_Text"/>
      <text:p text:style-name="Preformatted_20_Text">bool Union(int p, int q) {</text:p>
      <text:p text:style-name="Preformatted_20_Text"><text:s text:c="2"/>p = Find(p), q = Find(q);</text:p>
      <text:p text:style-name="Preformatted_20_Text"><text:s text:c="2"/>if(p == q)</text:p>
      <text:p text:style-name="Preformatted_20_Text"><text:s text:c="4"/>return false; </text:p>
      <text:p text:style-name="Preformatted_20_Text"><text:s text:c="2"/></text:p>
      <text:p text:style-name="Preformatted_20_Text"><text:s text:c="2"/>if(sz[p] &gt; sz[q]) {</text:p>
      <text:p text:style-name="Preformatted_20_Text"><text:s text:c="4"/>root[q] = p;</text:p>
      <text:p text:style-name="Preformatted_20_Text"><text:s text:c="4"/>sz[p] += sz[q];</text:p>
      <text:p text:style-name="Preformatted_20_Text"><text:s text:c="2"/>} else {</text:p>
      <text:p text:style-name="Preformatted_20_Text"><text:s text:c="4"/>root[p] = q;</text:p>
      <text:p text:style-name="Preformatted_20_Text"><text:s text:c="4"/>sz[q] += sz[p];</text:p>
      <text:p text:style-name="Preformatted_20_Text"><text:s text:c="2"/>}</text:p>
      <text:p text:style-name="Preformatted_20_Text"><text:s text:c="2"/>return true; <text:s/></text:p>
      <text:p text:style-name="Preformatted_20_Text">}</text:p>
      <text:p text:style-name="Preformatted_20_Text"/>
      <text:p text:style-name="Preformatted_20_Text"/>
      <text:p text:style-name="Preformatted_20_Text">int kruskal(int n, int m) {</text:p>
      <text:p text:style-name="Preformatted_20_Text"/>
      <text:p text:style-name="Preformatted_20_Text"><text:s text:c="2"/>init(n);</text:p>
      <text:p text:style-name="Preformatted_20_Text"/>
      <text:p text:style-name="Preformatted_20_Text"><text:s text:c="2"/>sort(edges.begin(), edges.end());</text:p>
      <text:p text:style-name="Preformatted_20_Text"/>
      <text:p text:style-name="Preformatted_20_Text"><text:s text:c="8"/>int c = 0;</text:p>
      <text:p text:style-name="Preformatted_20_Text"><text:s text:c="8"/>for(int i = 0; i &lt; (int)edges.size(); i++) {</text:p>
      <text:p text:style-name="Preformatted_20_Text"><text:s text:c="16"/>if(Union(edges[i].u, edges[i].v)) {</text:p>
      <text:p text:style-name="Preformatted_20_Text"><text:s text:c="24"/>c += edges[i].w;</text:p>
      <text:p text:style-name="Preformatted_20_Text"><text:s text:c="16"/>}</text:p>
      <text:p text:style-name="Preformatted_20_Text"><text:s text:c="8"/>}</text:p>
      <text:p text:style-name="Preformatted_20_Text"/>
      <text:p text:style-name="Preformatted_20_Text"><text:s text:c="8"/>// returns weight of mst</text:p>
      <text:p text:style-name="Preformatted_20_Text"><text:s text:c="8"/>return c;</text:p>
      <text:p text:style-name="P5">} </text:p>
      <text:p text:style-name="P6"><text:span text:style-name="T1">TOPOLOGICAL SORT</text:span></text:p>
      <text:p text:style-name="P6">void topologicalSort(int n) {</text:p>
      <text:p text:style-name="Preformatted_20_Text"><text:s text:c="2"/>vector&lt;int&gt; in_degree(n, 0);</text:p>
      <text:p text:style-name="Preformatted_20_Text"/>
      <text:p text:style-name="Preformatted_20_Text"><text:s text:c="2"/>for (int u=0; u&lt;n; u++){</text:p>
      <text:p text:style-name="Preformatted_20_Text"><text:s text:c="4"/>vector&lt;int&gt;::iterator itr;</text:p>
      <text:p text:style-name="Preformatted_20_Text"><text:s text:c="4"/>for (itr = adj[u].begin(); itr != adj[u].end(); itr++)</text:p>
      <text:p text:style-name="Preformatted_20_Text"><text:s text:c="6"/>in_degree[*itr]++;</text:p>
      <text:p text:style-name="Preformatted_20_Text"><text:s text:c="2"/>} </text:p>
      <text:p text:style-name="Preformatted_20_Text"/>
      <text:p text:style-name="Preformatted_20_Text"><text:soft-page-break/><text:s text:c="2"/>queue&lt;int&gt; q;</text:p>
      <text:p text:style-name="Preformatted_20_Text"><text:s text:c="2"/>for (int i = 0; i &lt; n; i++)</text:p>
      <text:p text:style-name="Preformatted_20_Text"><text:s text:c="4"/>if (in_degree[i] == 0) </text:p>
      <text:p text:style-name="Preformatted_20_Text"><text:s text:c="6"/>q.push(i);</text:p>
      <text:p text:style-name="Preformatted_20_Text"><text:s/></text:p>
      <text:p text:style-name="Preformatted_20_Text"><text:s text:c="2"/>int cnt = 0;</text:p>
      <text:p text:style-name="Preformatted_20_Text"><text:s text:c="2"/>vector &lt;int&gt; top_order;</text:p>
      <text:p text:style-name="Preformatted_20_Text"><text:s text:c="2"/>while (!q.empty()) {</text:p>
      <text:p text:style-name="Preformatted_20_Text"><text:s text:c="4"/>int u = q.front(); <text:s/>q.pop();</text:p>
      <text:p text:style-name="Preformatted_20_Text"><text:s text:c="4"/>top_order.push_back(u); </text:p>
      <text:p text:style-name="Preformatted_20_Text"><text:s text:c="4"/>vector&lt;int&gt;::iterator itr;</text:p>
      <text:p text:style-name="Preformatted_20_Text"><text:s text:c="4"/>for (itr = adj[u].begin(); itr != adj[u].end(); itr++) {</text:p>
      <text:p text:style-name="Preformatted_20_Text"><text:s text:c="6"/>if (--in_degree[*itr] == 0)</text:p>
      <text:p text:style-name="Preformatted_20_Text"><text:s text:c="8"/>q.push(*itr); </text:p>
      <text:p text:style-name="Preformatted_20_Text"><text:s text:c="4"/>cnt++;</text:p>
      <text:p text:style-name="Preformatted_20_Text"><text:s text:c="2"/>}</text:p>
      <text:p text:style-name="Preformatted_20_Text"><text:s/></text:p>
      <text:p text:style-name="Preformatted_20_Text"><text:s text:c="2"/>if (cnt != n) {</text:p>
      <text:p text:style-name="Preformatted_20_Text"><text:s text:c="4"/>cout &lt;&lt; "There exists a cycle in the graph\n";</text:p>
      <text:p text:style-name="Preformatted_20_Text"><text:s text:c="4"/>return;</text:p>
      <text:p text:style-name="Preformatted_20_Text"><text:s text:c="2"/>} </text:p>
      <text:p text:style-name="Preformatted_20_Text"/>
      <text:p text:style-name="Preformatted_20_Text"><text:s text:c="2"/>for (int i=0; i&lt;top_order.size(); i++)</text:p>
      <text:p text:style-name="Preformatted_20_Text"><text:s text:c="4"/>cout &lt;&lt; top_order[i] &lt;&lt; " ";</text:p>
      <text:p text:style-name="Preformatted_20_Text"><text:s text:c="2"/>cout &lt;&lt; endl;</text:p>
      <text:p text:style-name="P5">}</text:p>
      <text:p text:style-name="P7">BRIDGES</text:p>
      <text:p text:style-name="P6">//SE TIRA-LAS O GRAFO FICA DESCONEXO</text:p>
      <text:p text:style-name="Preformatted_20_Text">// OBS: PRESTAR ATENCAO EM SELF-LOOPS, é MELHOR NãO ADICIONA-LOS</text:p>
      <text:p text:style-name="Preformatted_20_Text">// SO FUNCIONA EM GRAFO NãO DIRECIONADO</text:p>
      <text:p text:style-name="Preformatted_20_Text">int t=1;</text:p>
      <text:p text:style-name="Preformatted_20_Text">vector&lt;int&gt; T((int)2e6,0); //Tempo necessário para chegar naquele vértice na dfs </text:p>
      <text:p text:style-name="Preformatted_20_Text">vector&lt;int&gt; adj[(int)2e6]; </text:p>
      <text:p text:style-name="Preformatted_20_Text">vector&lt;int&gt; Low((int)2e6); // Tempo "mínimo" para chegar naquele vértice na dfs</text:p>
      <text:p text:style-name="Preformatted_20_Text">vector&lt;int&gt; ciclo((int)2e6, false);</text:p>
      <text:p text:style-name="Preformatted_20_Text">vector&lt;ii&gt; bridges;</text:p>
      <text:p text:style-name="Preformatted_20_Text">void dfs(int u, int p){</text:p>
      <text:p text:style-name="Preformatted_20_Text"><text:s text:c="8"/>Low[u] = T[u] = t;</text:p>
      <text:p text:style-name="Preformatted_20_Text"><text:s text:c="8"/>t++;</text:p>
      <text:p text:style-name="Preformatted_20_Text"><text:s text:c="8"/>for(auto v : adj[u]){</text:p>
      <text:p text:style-name="Preformatted_20_Text"><text:s text:c="16"/>if(v==p){</text:p>
      <text:p text:style-name="Preformatted_20_Text"><text:s text:c="18"/>//checa arestas paralelas</text:p>
      <text:p text:style-name="Preformatted_20_Text"><text:s text:c="24"/>p=-1;</text:p>
      <text:p text:style-name="Preformatted_20_Text"><text:s text:c="24"/>continue;</text:p>
      <text:p text:style-name="Preformatted_20_Text"><text:s text:c="16"/>}</text:p>
      <text:p text:style-name="Preformatted_20_Text"><text:s text:c="16"/>//se ele ainda não foi visited</text:p>
      <text:p text:style-name="Preformatted_20_Text"><text:s text:c="16"/>else if(T[v]==0){</text:p>
      <text:p text:style-name="Preformatted_20_Text"><text:s text:c="18"/>dfs(v,u);</text:p>
      <text:p text:style-name="Preformatted_20_Text"><text:s text:c="18"/>Low[u]=min(Low[u], Low[v]);</text:p>
      <text:p text:style-name="Preformatted_20_Text"><text:s text:c="18"/>if(Low[v]&gt;T[u]) {</text:p>
      <text:p text:style-name="Preformatted_20_Text"><text:s text:c="20"/>bridges.pb(ii(min(u,v), (max(u,v))));</text:p>
      <text:p text:style-name="Preformatted_20_Text"><text:s text:c="24"/>// ponte de u para v</text:p>
      <text:p text:style-name="Preformatted_20_Text"><text:s text:c="18"/>}</text:p>
      <text:p text:style-name="Preformatted_20_Text"><text:s text:c="16"/>}</text:p>
      <text:p text:style-name="Preformatted_20_Text"><text:s text:c="16"/>else</text:p>
      <text:p text:style-name="Preformatted_20_Text"><text:s text:c="18"/>Low[u]=min(Low[u], T[v]);</text:p>
      <text:p text:style-name="Preformatted_20_Text"><text:s text:c="16"/>ciclo[u] |= (T[u]&gt;=Low[v]);</text:p>
      <text:p text:style-name="Preformatted_20_Text"><text:s text:c="16"/>//checa se o vértice u faz parte de um ciclo</text:p>
      <text:p text:style-name="Preformatted_20_Text"><text:s text:c="8"/>}</text:p>
      <text:p text:style-name="Preformatted_20_Text">}</text:p>
      <text:p text:style-name="Preformatted_20_Text"><text:soft-page-break/></text:p>
      <text:p text:style-name="Preformatted_20_Text">void clear() {</text:p>
      <text:p text:style-name="Preformatted_20_Text"/>
      <text:p text:style-name="Preformatted_20_Text"><text:s text:c="8"/>for(int i = 0; i &lt;= n; i++) {</text:p>
      <text:p text:style-name="Preformatted_20_Text"><text:s text:c="16"/>T[i] = 0, Low[i] = 0, adj[i].clear(), ciclo[i] = false;</text:p>
      <text:p text:style-name="Preformatted_20_Text"><text:s text:c="8"/>}</text:p>
      <text:p text:style-name="Preformatted_20_Text"><text:s text:c="8"/>bridges.clear();</text:p>
      <text:p text:style-name="Preformatted_20_Text"/>
      <text:p text:style-name="Preformatted_20_Text">}</text:p>
      <text:p text:style-name="Preformatted_20_Text"/>
      <text:p text:style-name="Preformatted_20_Text">signed main () {</text:p>
      <text:p text:style-name="Preformatted_20_Text"><text:s text:c="8"/></text:p>
      <text:p text:style-name="Preformatted_20_Text"><text:s text:c="8"/>for(int i = 0; i &lt; n; i++) </text:p>
      <text:p text:style-name="Preformatted_20_Text"><text:s text:c="16"/>if(T[i] == 0)</text:p>
      <text:p text:style-name="Preformatted_20_Text"><text:s text:c="24"/>dfs(i, -1);</text:p>
      <text:p text:style-name="Preformatted_20_Text"/>
      <text:p text:style-name="Preformatted_20_Text"><text:s text:c="8"/>sort(bridges.begin(), bridges.end());</text:p>
      <text:p text:style-name="Preformatted_20_Text"/>
      <text:p text:style-name="Preformatted_20_Text"><text:s text:c="8"/>cout &lt;&lt; (int)bridges.size() &lt;&lt; endl;</text:p>
      <text:p text:style-name="Preformatted_20_Text"><text:s text:c="8"/>for(int i = 0; i &lt; bridges.size(); i++) {</text:p>
      <text:p text:style-name="Preformatted_20_Text"><text:s text:c="16"/>cout &lt;&lt; bridges[i].ff &lt;&lt; " - " &lt;&lt; bridges[i].ss &lt;&lt; endl;</text:p>
      <text:p text:style-name="Preformatted_20_Text"><text:s text:c="8"/>}</text:p>
      <text:p text:style-name="Preformatted_20_Text"><text:s text:c="8"/>cout &lt;&lt; endl;</text:p>
      <text:p text:style-name="Preformatted_20_Text"/>
      <text:p text:style-name="Preformatted_20_Text"><text:s text:c="8"/>clear();</text:p>
      <text:p text:style-name="Preformatted_20_Text"/>
      <text:p text:style-name="P5">}</text:p>
      <text:p text:style-name="P7">ARTICULATION POINTS</text:p>
      <text:p text:style-name="P6">// SE TIRAR TAIS VERTICES O GRAFO FICA DESCONEXO</text:p>
      <text:p text:style-name="Preformatted_20_Text"/>
      <text:p text:style-name="Preformatted_20_Text">vector&lt;bool&gt; ap(100000,false);</text:p>
      <text:p text:style-name="Preformatted_20_Text">vector&lt;int&gt; low(100000,0), T(100000,0);</text:p>
      <text:p text:style-name="Preformatted_20_Text">int tempo = 1;</text:p>
      <text:p text:style-name="Preformatted_20_Text">list&lt;int&gt; adj[100000];</text:p>
      <text:p text:style-name="Preformatted_20_Text"/>
      <text:p text:style-name="Preformatted_20_Text">void artPoint(int u, int p) {</text:p>
      <text:p text:style-name="Preformatted_20_Text"/>
      <text:p text:style-name="Preformatted_20_Text"><text:s text:c="8"/>low[u] = T[u] = tempo++;</text:p>
      <text:p text:style-name="Preformatted_20_Text"><text:s text:c="8"/>int children = 0;</text:p>
      <text:p text:style-name="Preformatted_20_Text"/>
      <text:p text:style-name="Preformatted_20_Text"><text:s text:c="8"/>for(int v: adj[u]) {</text:p>
      <text:p text:style-name="Preformatted_20_Text"/>
      <text:p text:style-name="Preformatted_20_Text"><text:s text:c="8"/>// cuidado com arestas paralelas</text:p>
      <text:p text:style-name="Preformatted_20_Text"><text:s text:c="8"/>// se tiver nao podemos fazer assim</text:p>
      <text:p text:style-name="Preformatted_20_Text"/>
      <text:p text:style-name="Preformatted_20_Text"><text:s text:c="10"/>if(T[v] == 0) {</text:p>
      <text:p text:style-name="Preformatted_20_Text"/>
      <text:p text:style-name="Preformatted_20_Text"><text:s text:c="24"/>children++;</text:p>
      <text:p text:style-name="Preformatted_20_Text"><text:s text:c="24"/>artPoint(v,u);</text:p>
      <text:p text:style-name="Preformatted_20_Text"><text:s text:c="24"/>low[u] = min(low[v],low[u]);</text:p>
      <text:p text:style-name="Preformatted_20_Text"/>
      <text:p text:style-name="Preformatted_20_Text"><text:s text:c="16"/>if(p == -1 &amp;&amp; children &gt; 1) {</text:p>
      <text:p text:style-name="Preformatted_20_Text"><text:s text:c="24"/>ap[u] = true;</text:p>
      <text:p text:style-name="Preformatted_20_Text"><text:s text:c="16"/>}</text:p>
      <text:p text:style-name="Preformatted_20_Text"/>
      <text:p text:style-name="Preformatted_20_Text"><text:s text:c="16"/>if(p != -1 &amp;&amp; low[v] &gt; T[u])</text:p>
      <text:p text:style-name="Preformatted_20_Text"><text:s text:c="24"/>ap[u] = true;</text:p>
      <text:p text:style-name="Preformatted_20_Text"><text:s text:c="10"/>} else if(v != p)</text:p>
      <text:p text:style-name="Preformatted_20_Text"><text:s text:c="18"/>low[u] = min(low[u], T[v]);</text:p>
      <text:p text:style-name="Preformatted_20_Text"/>
      <text:p text:style-name="Preformatted_20_Text"><text:soft-page-break/><text:s text:c="8"/>}</text:p>
      <text:p text:style-name="Preformatted_20_Text">}</text:p>
      <text:p text:style-name="Preformatted_20_Text"/>
      <text:p text:style-name="Preformatted_20_Text">int main() {</text:p>
      <text:p text:style-name="Preformatted_20_Text"/>
      <text:p text:style-name="Preformatted_20_Text"><text:s text:c="8"/>for(int i = 0; i &lt; n; i++) </text:p>
      <text:p text:style-name="Preformatted_20_Text"><text:s text:c="16"/>if(T[i] == 0)</text:p>
      <text:p text:style-name="Preformatted_20_Text"><text:s text:c="24"/>artPoint(i,-1);</text:p>
      <text:p text:style-name="P5">}</text:p>
      <text:p text:style-name="P7">SCC KOSARAJU</text:p>
      <text:p text:style-name="P6">int comp[312345];</text:p>
      <text:p text:style-name="Preformatted_20_Text">vector&lt;int&gt; adj[312345];</text:p>
      <text:p text:style-name="Preformatted_20_Text">// grafo reverso de adj</text:p>
      <text:p text:style-name="Preformatted_20_Text">vector&lt;int&gt; trans[312345];</text:p>
      <text:p text:style-name="Preformatted_20_Text">vector&lt;int&gt; scc[312345];</text:p>
      <text:p text:style-name="Preformatted_20_Text">int V;</text:p>
      <text:p text:style-name="Preformatted_20_Text"/>
      <text:p text:style-name="Preformatted_20_Text">void dfsTrans(int u, int id, int comp[]) {</text:p>
      <text:p text:style-name="Preformatted_20_Text"><text:s text:c="2"/>comp[u] = id;</text:p>
      <text:p text:style-name="Preformatted_20_Text"><text:s text:c="2"/>scc[id].push_back(u);</text:p>
      <text:p text:style-name="Preformatted_20_Text"><text:s/></text:p>
      <text:p text:style-name="Preformatted_20_Text"><text:s text:c="2"/>for (int v: trans[u])</text:p>
      <text:p text:style-name="Preformatted_20_Text"><text:s text:c="4"/>if (!comp[v])</text:p>
      <text:p text:style-name="Preformatted_20_Text"><text:s text:c="6"/>dfsTrans(v, id, comp);</text:p>
      <text:p text:style-name="Preformatted_20_Text">}</text:p>
      <text:p text:style-name="Preformatted_20_Text"><text:s/></text:p>
      <text:p text:style-name="Preformatted_20_Text">void getTranspose() {</text:p>
      <text:p text:style-name="Preformatted_20_Text"><text:s text:c="2"/>for (int u = 0; u &lt; V; u++)</text:p>
      <text:p text:style-name="Preformatted_20_Text"><text:s text:c="4"/>for(int v: adj[u])</text:p>
      <text:p text:style-name="Preformatted_20_Text"><text:s text:c="6"/>trans[v].push_back(u);</text:p>
      <text:p text:style-name="Preformatted_20_Text">}</text:p>
      <text:p text:style-name="Preformatted_20_Text"/>
      <text:p text:style-name="Preformatted_20_Text">void dfsFillOrder(int u, int comp[], stack&lt;int&gt; &amp;Stack) {</text:p>
      <text:p text:style-name="Preformatted_20_Text"><text:s text:c="2"/>comp[u] = true;</text:p>
      <text:p text:style-name="Preformatted_20_Text"><text:s/></text:p>
      <text:p text:style-name="Preformatted_20_Text"><text:s text:c="2"/>for(int v: adj[u])</text:p>
      <text:p text:style-name="Preformatted_20_Text"><text:s text:c="4"/>if(!comp[v])</text:p>
      <text:p text:style-name="Preformatted_20_Text"><text:s text:c="6"/>dfsFillOrder(v, comp, Stack);</text:p>
      <text:p text:style-name="Preformatted_20_Text"><text:s/></text:p>
      <text:p text:style-name="Preformatted_20_Text"><text:s text:c="2"/>Stack.push(u);</text:p>
      <text:p text:style-name="Preformatted_20_Text">}</text:p>
      <text:p text:style-name="Preformatted_20_Text"><text:s/></text:p>
      <text:p text:style-name="Preformatted_20_Text">// The main function that finds and prints all strongly connected </text:p>
      <text:p text:style-name="Preformatted_20_Text">// components</text:p>
      <text:p text:style-name="Preformatted_20_Text">void computeSCC() {</text:p>
      <text:p text:style-name="Preformatted_20_Text"/>
      <text:p text:style-name="Preformatted_20_Text"><text:s text:c="2"/>stack&lt;int&gt; Stack; </text:p>
      <text:p text:style-name="Preformatted_20_Text"><text:s text:c="2"/>// Fill vertices in stack according to their finishing times</text:p>
      <text:p text:style-name="Preformatted_20_Text"><text:s text:c="2"/>for(int i = 0; i &lt; V; i++)</text:p>
      <text:p text:style-name="Preformatted_20_Text"><text:s text:c="4"/>if(comp[i] == false)</text:p>
      <text:p text:style-name="Preformatted_20_Text"><text:s text:c="6"/>dfsFillOrder(i, comp, Stack);</text:p>
      <text:p text:style-name="Preformatted_20_Text"><text:s/></text:p>
      <text:p text:style-name="Preformatted_20_Text"><text:s text:c="2"/>// Create a reversed graph</text:p>
      <text:p text:style-name="Preformatted_20_Text"><text:s text:c="2"/>getTranspose();</text:p>
      <text:p text:style-name="Preformatted_20_Text"><text:s/></text:p>
      <text:p text:style-name="Preformatted_20_Text"><text:s text:c="2"/>memset(comp, 0, sizeof(comp));</text:p>
      <text:p text:style-name="Preformatted_20_Text"><text:s/></text:p>
      <text:p text:style-name="Preformatted_20_Text"><text:s text:c="2"/>// Now process all vertices in order defined by Stack</text:p>
      <text:p text:style-name="Preformatted_20_Text"><text:s text:c="2"/>int id = 1;</text:p>
      <text:p text:style-name="Preformatted_20_Text"><text:s text:c="2"/>while(Stack.empty() == false) {</text:p>
      <text:p text:style-name="Preformatted_20_Text"><text:soft-page-break/><text:s text:c="4"/>int v = Stack.top();</text:p>
      <text:p text:style-name="Preformatted_20_Text"><text:s text:c="4"/>Stack.pop();</text:p>
      <text:p text:style-name="Preformatted_20_Text"><text:s/></text:p>
      <text:p text:style-name="Preformatted_20_Text"><text:s text:c="4"/>if(comp[v] == false)</text:p>
      <text:p text:style-name="Preformatted_20_Text"><text:s text:c="6"/>dfsTrans(v, id++, comp);</text:p>
      <text:p text:style-name="Preformatted_20_Text"><text:s text:c="2"/>}</text:p>
      <text:p text:style-name="P5">}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3:24:28.683547815</meta:creation-date>
    <dc:date>2018-11-08T13:35:04.679675819</dc:date>
    <meta:editing-duration>PT25S</meta:editing-duration>
    <meta:editing-cycles>1</meta:editing-cycles>
    <meta:document-statistic meta:table-count="0" meta:image-count="0" meta:object-count="0" meta:page-count="8" meta:paragraph-count="367" meta:word-count="1439" meta:character-count="9677" meta:non-whitespace-character-count="6728"/>
    <meta:generator>LibreOffice/5.1.6.2$Linux_X86_64 LibreOffice_project/10m0$Build-2</meta:generator>
  </office:meta>
</office:document-meta>
</file>